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D2000005DEDDD5D96B8BAE5B23.jpg" manifest:media-type="image/jpeg"/>
  <manifest:file-entry manifest:full-path="Pictures/10000000000007D2000005DEB9D045FFA3BDE07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mo" svg:font-family="Arimo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entury Gothic1" svg:font-family="'Century Gothic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grid-title">
      <style:graphic-properties draw:auto-grow-height="true" fo:min-height="2.381cm"/>
      <style:paragraph-properties style:writing-mode="lr-tb"/>
    </style:style>
    <style:style style:name="pr2" style:family="presentation" style:parent-style-name="blue-grid-subtitle">
      <style:graphic-properties draw:fill-color="#ffffff" draw:auto-grow-height="true" fo:min-height="1.429cm"/>
      <style:paragraph-properties style:writing-mode="lr-tb"/>
    </style:style>
    <style:style style:name="pr3" style:family="presentation" style:parent-style-name="blue-grid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blue-grid1-title">
      <style:graphic-properties draw:auto-grow-height="true" fo:min-height="2.63cm"/>
      <style:paragraph-properties style:writing-mode="lr-tb"/>
    </style:style>
    <style:style style:name="pr5" style:family="presentation" style:parent-style-name="blue-grid1-subtitle">
      <style:graphic-properties draw:fill-color="#ffffff" draw:textarea-vertical-align="top" draw:auto-grow-height="true" fo:min-height="9.135cm"/>
      <style:paragraph-properties style:writing-mode="lr-tb"/>
    </style:style>
    <style:style style:name="pr6" style:family="presentation" style:parent-style-name="blue-grid1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blue-grid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36pt" fo:font-weight="bold" style:font-size-asian="36pt" style:font-weight-asian="bold" style:font-size-complex="36pt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 style:writing-mode="lr-tb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loext:opacity="0%" style:text-outline="false" style:text-line-through-style="none" style:text-line-through-type="none" style:font-name="Source Serif Pro1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language="en" fo:country="US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grid" presentation:presentation-page-layout-name="AL1T0">
        <draw:frame presentation:style-name="pr1" draw:text-style-name="P1" draw:layer="layout" svg:width="16.375cm" svg:height="2.381cm" svg:x="9.66cm" svg:y="4.286cm" presentation:class="title">
          <draw:text-box>
            <text:p>Temporary Slides</text:p>
          </draw:text-box>
        </draw:frame>
        <draw:frame presentation:style-name="pr2" draw:text-style-name="P2" draw:layer="layout" svg:width="11.695cm" svg:height="1.429cm" svg:x="14.34cm" svg:y="7.143cm" presentation:class="subtitle" presentation:user-transformed="true">
          <draw:text-box>
            <text:p>Yay we cool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-grid1" presentation:presentation-page-layout-name="AL1T0">
        <draw:frame presentation:style-name="pr4" draw:text-style-name="P3" draw:layer="layout" svg:width="25.199cm" svg:height="2.63cm" svg:x="1.4cm" svg:y="1.677cm" presentation:class="title">
          <draw:text-box>
            <text:p><text:span text:style-name="T1">I. 2. Relevance and Feasibility</text:span></text:p>
          </draw:text-box>
        </draw:frame>
        <draw:frame presentation:style-name="pr5" draw:text-style-name="P5" draw:layer="layout" svg:width="25.199cm" svg:height="9.135cm" svg:x="1.4cm" svg:y="4.735cm" presentation:class="subtitle" presentation:user-transformed="true">
          <draw:text-box>
            <text:list text:style-name="L1">
              <text:list-item>
                <text:p text:style-name="P4"><text:span text:style-name="T2">Problem Statement:</text:span></text:p>
                <text:p text:style-name="P4"><text:span text:style-name="T3">Time is a crucial part of fighting wildfires, and inefficiency in extinguishing the fire can lead to the loss of lives and tons of biomass and risk of </text:span>fire spreading into human propert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grid1" presentation:presentation-page-layout-name="AL2T1">
        <draw:frame presentation:style-name="pr5" draw:text-style-name="P5" draw:layer="layout" svg:width="25.199cm" svg:height="9.135cm" svg:x="1.401cm" svg:y="4.736cm">
          <draw:text-box>
            <text:list text:style-name="L1">
              <text:list-item>
                <text:p text:style-name="P4"><text:span text:style-name="T2">Proposed Solution:</text:span></text:p>
                <text:p text:style-name="P4">The aim of this project is to develop a cheap, autonomous system that will help firefighters figure out the highest priority areas to extinguish in cascading bursts, increasing time-efficiency and saving lives and biomass and preventing the fire from spreading to human property.</text:p>
              </text:list-item>
            </text:list>
          </draw:text-box>
        </draw:frame>
        <draw:frame presentation:style-name="pr4" draw:text-style-name="P3" draw:layer="layout" svg:width="25.199cm" svg:height="2.63cm" svg:x="1.401cm" svg:y="1.677cm" presentation:class="title" presentation:user-transformed="true">
          <draw:text-box>
            <text:p><text:span text:style-name="T1">I. 2. Relevance and Feasibility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7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blue-grid1" presentation:presentation-page-layout-name="AL2T1">
        <draw:frame presentation:style-name="pr5" draw:text-style-name="P5" draw:layer="layout" svg:width="25.199cm" svg:height="9.135cm" svg:x="1.401cm" svg:y="4.736cm">
          <draw:text-box>
            <text:list text:style-name="L1">
              <text:list-item>
                <text:p text:style-name="P4"><text:span text:style-name="T2">Technical Feasibility, Drone Implementation:</text:span></text:p>
                <text:p text:style-name="P4"><text:span text:style-name="T4">A drone gives us an </text:span><text:span text:style-name="T5">aerial</text:span><text:span text:style-name="T4"> view of the topology of the wildfire zone, which is the fastest and most reliable implementation to the proposed solution.</text:span></text:p>
              </text:list-item>
            </text:list>
          </draw:text-box>
        </draw:frame>
        <draw:frame presentation:style-name="pr4" draw:text-style-name="P3" draw:layer="layout" svg:width="25.199cm" svg:height="2.63cm" svg:x="1.401cm" svg:y="1.677cm" presentation:class="title" presentation:user-transformed="true">
          <draw:text-box>
            <text:p><text:span text:style-name="T1">I. 2. Relevance and Feasibility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7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blue-grid1" presentation:presentation-page-layout-name="AL2T1">
        <draw:frame presentation:style-name="pr5" draw:text-style-name="P5" draw:layer="layout" svg:width="25.199cm" svg:height="9.135cm" svg:x="1.401cm" svg:y="4.736cm">
          <draw:text-box>
            <text:list text:style-name="L1">
              <text:list-item>
                <text:p text:style-name="P4"><text:span text:style-name="T2">Resources Feasibility:</text:span></text:p>
                <text:p text:style-name="P4"><text:span text:style-name="T4">The drone we implemented includes widely available and standard educational equipment, which means that resources to build this drone are widely available and manufacturing won’t be an issue.</text:span></text:p>
              </text:list-item>
            </text:list>
          </draw:text-box>
        </draw:frame>
        <draw:frame presentation:style-name="pr4" draw:text-style-name="P3" draw:layer="layout" svg:width="25.199cm" svg:height="2.63cm" svg:x="1.401cm" svg:y="1.677cm" presentation:class="title" presentation:user-transformed="true">
          <draw:text-box>
            <text:p><text:span text:style-name="T1">I. 2. Relevance and Feasibility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7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blue-grid1" presentation:presentation-page-layout-name="AL2T1">
        <draw:frame presentation:style-name="pr5" draw:text-style-name="P5" draw:layer="layout" svg:width="25.199cm" svg:height="9.135cm" svg:x="1.401cm" svg:y="4.736cm">
          <draw:text-box>
            <text:list text:style-name="L1">
              <text:list-item>
                <text:p text:style-name="P4"><text:span text:style-name="T2">Financial Feasibility:</text:span></text:p>
                <text:p text:style-name="P4"><text:span text:style-name="T4">A drone is estimated to cost around 450$, covering an estimated 20km area, </text:span></text:p>
              </text:list-item>
            </text:list>
          </draw:text-box>
        </draw:frame>
        <draw:frame presentation:style-name="pr4" draw:text-style-name="P3" draw:layer="layout" svg:width="25.199cm" svg:height="2.63cm" svg:x="1.401cm" svg:y="1.677cm" presentation:class="title" presentation:user-transformed="true">
          <draw:text-box>
            <text:p><text:span text:style-name="T1">I. 2. Relevance and Feasibility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7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mo" svg:font-family="Arimo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entury Gothic1" svg:font-family="'Century Gothic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grid-background" style:family="presentation">
      <style:graphic-properties draw:stroke="none" draw:fill="none" fo:wrap-option="no-wrap"/>
      <style:text-properties style:letter-kerning="true"/>
    </style:style>
    <style:style style:name="blue-grid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ue-grid-outline1" style:family="presentation">
      <style:graphic-properties draw:stroke="none" draw:fill="none" fo:wrap-option="no-wrap">
        <text:list-style style:name="blue-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outline2" style:family="presentation" style:parent-style-name="blue-gri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ue-grid-outline3" style:family="presentation" style:parent-style-name="blue-gr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ue-grid-outline4" style:family="presentation" style:parent-style-name="blue-gr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ue-grid-outline5" style:family="presentation" style:parent-style-name="blue-gr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ue-grid-outline6" style:family="presentation" style:parent-style-name="blue-gr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ue-grid-outline7" style:family="presentation" style:parent-style-name="blue-gr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ue-grid-outline8" style:family="presentation" style:parent-style-name="blue-gr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ue-grid-outline9" style:family="presentation" style:parent-style-name="blue-gr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ue-grid-subtitle" style:family="presentation">
      <style:graphic-properties draw:stroke="none" draw:fill="none" draw:textarea-vertical-align="middle" fo:wrap-option="no-wrap">
        <text:list-style style:name="blue-grid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title" style:family="presentation">
      <style:graphic-properties draw:stroke="none" draw:fill="none" draw:textarea-vertical-align="middle" fo:wrap-option="no-wrap">
        <text:list-style style:name="blue-grid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5.0999984741211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grid1-background" style:family="presentation">
      <style:graphic-properties draw:stroke="none" draw:fill="none" fo:wrap-option="no-wrap"/>
      <style:text-properties style:letter-kerning="true"/>
    </style:style>
    <style:style style:name="blue-grid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ue-grid1-outline1" style:family="presentation">
      <style:graphic-properties draw:stroke="none" draw:fill="none" fo:wrap-option="no-wrap">
        <text:list-style style:name="blue-gr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000000" loext:opacity="100%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16.5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grid1-outline2" style:family="presentation" style:parent-style-name="blue-grid1-outline1">
      <style:paragraph-properties fo:margin-left="0cm" fo:margin-right="0cm" fo:margin-top="0cm" fo:margin-bottom="0.299cm" fo:text-indent="0cm"/>
      <style:text-properties fo:color="#111111" loext:opacity="100%" fo:font-size="13.5pt" style:font-size-asian="18pt" style:font-size-complex="18pt"/>
    </style:style>
    <style:style style:name="blue-grid1-outline3" style:family="presentation" style:parent-style-name="blue-grid1-outline2">
      <style:paragraph-properties fo:margin-left="0cm" fo:margin-right="0cm" fo:margin-top="0cm" fo:margin-bottom="0.224cm" fo:text-indent="0cm"/>
      <style:text-properties fo:color="#111111" loext:opacity="100%" fo:font-size="13.5pt" style:font-size-asian="18pt" style:font-size-complex="18pt"/>
    </style:style>
    <style:style style:name="blue-grid1-outline4" style:family="presentation" style:parent-style-name="blue-grid1-outline3">
      <style:paragraph-properties fo:margin-left="0cm" fo:margin-right="0cm" fo:margin-top="0cm" fo:margin-bottom="0.149cm" fo:text-indent="0cm"/>
      <style:text-properties fo:color="#111111" loext:opacity="100%" fo:font-size="13.5pt" style:font-size-asian="18pt" style:font-size-complex="18pt"/>
    </style:style>
    <style:style style:name="blue-grid1-outline5" style:family="presentation" style:parent-style-name="blue-grid1-outline4">
      <style:paragraph-properties fo:margin-left="0cm" fo:margin-right="0cm" fo:margin-top="0cm" fo:margin-bottom="0.074cm" fo:text-indent="0cm"/>
      <style:text-properties fo:color="#111111" loext:opacity="100%" fo:font-size="13.5pt" style:font-size-asian="18pt" style:font-size-complex="18pt"/>
    </style:style>
    <style:style style:name="blue-grid1-outline6" style:family="presentation" style:parent-style-name="blue-grid1-outline5">
      <style:paragraph-properties fo:margin-left="0cm" fo:margin-right="0cm" fo:margin-top="0cm" fo:margin-bottom="0.074cm" fo:text-indent="0cm"/>
      <style:text-properties fo:color="#111111" loext:opacity="100%" fo:font-size="13.5pt" style:font-size-asian="18pt" style:font-size-complex="18pt"/>
    </style:style>
    <style:style style:name="blue-grid1-outline7" style:family="presentation" style:parent-style-name="blue-grid1-outline6">
      <style:paragraph-properties fo:margin-left="0cm" fo:margin-right="0cm" fo:margin-top="0cm" fo:margin-bottom="0.074cm" fo:text-indent="0cm"/>
      <style:text-properties fo:color="#111111" loext:opacity="100%" fo:font-size="13.5pt" style:font-size-asian="18pt" style:font-size-complex="18pt"/>
    </style:style>
    <style:style style:name="blue-grid1-outline8" style:family="presentation" style:parent-style-name="blue-grid1-outline7">
      <style:paragraph-properties fo:margin-left="0cm" fo:margin-right="0cm" fo:margin-top="0cm" fo:margin-bottom="0.074cm" fo:text-indent="0cm"/>
      <style:text-properties fo:color="#111111" loext:opacity="100%" fo:font-size="13.5pt" style:font-size-asian="18pt" style:font-size-complex="18pt"/>
    </style:style>
    <style:style style:name="blue-grid1-outline9" style:family="presentation" style:parent-style-name="blue-grid1-outline8">
      <style:paragraph-properties fo:margin-left="0cm" fo:margin-right="0cm" fo:margin-top="0cm" fo:margin-bottom="0.074cm" fo:text-indent="0cm"/>
      <style:text-properties fo:color="#111111" loext:opacity="100%" fo:font-size="13.5pt" style:font-size-asian="18pt" style:font-size-complex="18pt"/>
    </style:style>
    <style:style style:name="blue-grid1-subtitle" style:family="presentation">
      <style:graphic-properties draw:stroke="none" draw:fill="none" draw:textarea-vertical-align="middle" fo:wrap-option="no-wrap">
        <text:list-style style:name="blue-grid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1-title" style:family="presentation">
      <style:graphic-properties draw:stroke="none" draw:fill="none" draw:textarea-vertical-align="middle" fo:wrap-option="no-wrap">
        <text:list-style style:name="blue-grid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25.5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8.8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-grid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blue-grid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6" style:family="presentation" style:parent-style-name="blue-grid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7" style:family="presentation" style:parent-style-name="blue-grid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8" style:family="presentation" style:parent-style-name="blue-grid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9" style:family="presentation" style:parent-style-name="blue-grid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 style:punctuation-wrap="simple" style:line-break="strict" style:writing-mode="lr-tb"/>
    </style:style>
    <style:style style:name="MP8" style:family="paragraph">
      <style:paragraph-properties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10" style:family="paragraph">
      <style:paragraph-properties fo:text-align="center"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center"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12" style:family="paragraph">
      <style:paragraph-properties fo:text-align="end"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14" style:family="paragraph">
      <loext:graphic-properties draw:fill="none" draw:fill-color="#ffffff"/>
    </style:style>
    <style:style style:name="MP15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6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7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9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20" style:family="paragraph">
      <loext:graphic-properties draw:fill="none"/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21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22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23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24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Century Gothic" fo:font-size="14pt" style:font-size-asian="14pt" style:font-size-complex="14pt"/>
    </style:style>
    <style:style style:name="MT3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grid" style:page-layout-name="PM1" draw:style-name="Mdp1">
      <draw:frame draw:style-name="Mgr3" draw:text-style-name="MP7" draw:layer="backgroundobjects" svg:width="28cm" svg:height="15.755cm" svg:x="0cm" svg:y="0cm">
        <draw:image xlink:href="Pictures/10000000000007D2000005DEB9D045FFA3BDE071.jpg" xlink:type="simple" xlink:show="embed" xlink:actuate="onLoad" draw:mime-type="image/jpeg">
          <text:p/>
        </draw:image>
      </draw:frame>
      <draw:frame presentation:style-name="blue-grid-title" draw:layer="backgroundobjects" svg:width="16.375cm" svg:height="2.381cm" svg:x="9.66cm" svg:y="4.286cm" presentation:class="title" presentation:placeholder="true">
        <draw:text-box/>
      </draw:frame>
      <draw:frame presentation:style-name="blue-grid-subtitle" draw:layer="backgroundobjects" svg:width="11.695cm" svg:height="1.429cm" svg:x="14.34cm" svg:y="7.143cm" presentation:class="subtitle" presentation:placeholder="true">
        <draw:text-box/>
      </draw:frame>
      <draw:frame presentation:style-name="Mpr4" draw:text-style-name="MP9" draw:layer="backgroundobjects" svg:width="4.66cm" svg:height="1.086cm" svg:x="0.802cm" svg:y="14.573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5.62cm" svg:height="1.086cm" svg:x="10.967cm" svg:y="14.573cm" presentation:class="footer" presentation:user-transformed="true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5.009cm" svg:height="1.086cm" svg:x="22.092cm" svg:y="14.573cm" presentation:class="page-number" presentation:user-transformed="true">
        <draw:text-box>
          <text:p text:style-name="MP12"><text:span text:style-name="MT2"><text:page-number>&lt;number&gt;</text:page-number></text:span></text:p>
        </draw:text-box>
      </draw:frame>
      <draw:frame draw:style-name="Mgr4" draw:text-style-name="MP14" draw:layer="backgroundobjects" svg:width="25.199cm" svg:height="9.135cm" svg:x="1.4cm" svg:y="3.685cm">
        <draw:text-box>
          <text:p/>
        </draw:text-box>
      </draw:frame>
      <draw:frame presentation:style-name="blue-grid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ue-grid-title" draw:layer="backgroundobjects" svg:width="13.586cm" svg:height="11.136cm" svg:x="3.705cm" svg:y="2.256cm" presentation:class="page"/>
        <draw:frame presentation:style-name="blue-grid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6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5" draw:text-style-name="MP18" draw:layer="backgroundobjects" svg:width="9.113cm" svg:height="1.484cm" svg:x="11.886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6" draw:text-style-name="MP16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6" draw:text-style-name="MP18" draw:layer="backgroundobjects" svg:width="9.113cm" svg:height="1.484cm" svg:x="11.886cm" svg:y="28.215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blue-grid1" style:page-layout-name="PM1" draw:style-name="Mdp1">
      <draw:frame draw:style-name="Mgr3" draw:text-style-name="MP7" draw:layer="backgroundobjects" svg:width="27.991cm" svg:height="15.75cm" svg:x="0cm" svg:y="0cm">
        <draw:image xlink:href="Pictures/10000000000007D2000005DEDDD5D96B8BAE5B23.jpg" xlink:type="simple" xlink:show="embed" xlink:actuate="onLoad" draw:mime-type="image/jpeg">
          <text:p/>
        </draw:image>
      </draw:frame>
      <draw:frame presentation:style-name="blue-grid1-title" draw:layer="backgroundobjects" svg:width="25.199cm" svg:height="2.63cm" svg:x="1.4cm" svg:y="1.677cm" presentation:class="title" presentation:placeholder="true">
        <draw:text-box/>
      </draw:frame>
      <draw:frame presentation:style-name="blue-grid1-outline1" draw:layer="backgroundobjects" svg:width="25.199cm" svg:height="9.135cm" svg:x="1.4cm" svg:y="4.735cm" presentation:class="outline" presentation:placeholder="true">
        <draw:text-box/>
      </draw:frame>
      <draw:frame presentation:style-name="Mpr7" draw:text-style-name="MP20" draw:layer="backgroundobjects" svg:width="4.66cm" svg:height="1.086cm" svg:x="0.801cm" svg:y="14.573cm" presentation:class="date-time" presentation:user-transformed="true">
        <draw:text-box>
          <text:p text:style-name="MP19"><text:span text:style-name="MT3"><presentation:date-time/></text:span></text:p>
        </draw:text-box>
      </draw:frame>
      <draw:frame presentation:style-name="Mpr7" draw:text-style-name="MP22" draw:layer="backgroundobjects" svg:width="5.62cm" svg:height="1.086cm" svg:x="10.966cm" svg:y="14.573cm" presentation:class="footer" presentation:user-transformed="true">
        <draw:text-box>
          <text:p text:style-name="MP21"><text:span text:style-name="MT3"><presentation:footer/></text:span></text:p>
        </draw:text-box>
      </draw:frame>
      <draw:frame presentation:style-name="Mpr7" draw:text-style-name="MP24" draw:layer="backgroundobjects" svg:width="5.009cm" svg:height="1.086cm" svg:x="22.091cm" svg:y="14.573cm" presentation:class="page-number" presentation:user-transformed="true">
        <draw:text-box>
          <text:p text:style-name="MP23"><text:span text:style-name="MT3"><text:page-number>&lt;number&gt;</text:page-number></text:span></text:p>
        </draw:text-box>
      </draw:frame>
      <presentation:notes style:page-layout-name="PM0">
        <draw:page-thumbnail presentation:style-name="blue-grid1-title" draw:layer="backgroundobjects" svg:width="13.586cm" svg:height="11.136cm" svg:x="3.705cm" svg:y="2.256cm" presentation:class="page"/>
        <draw:frame presentation:style-name="blue-grid1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16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8" draw:text-style-name="MP18" draw:layer="backgroundobjects" svg:width="9.113cm" svg:height="1.484cm" svg:x="11.886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9" draw:text-style-name="MP16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9" draw:text-style-name="MP18" draw:layer="backgroundobjects" svg:width="9.113cm" svg:height="1.484cm" svg:x="11.886cm" svg:y="28.215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4-24T15:30:45.979566118</dc:date>
    <meta:editing-duration>PT1H25M20S</meta:editing-duration>
    <meta:editing-cycles>10</meta:editing-cycles>
    <meta:generator>LibreOffice/7.3.7.2$Linux_X86_64 LibreOffice_project/30$Build-2</meta:generator>
    <meta:document-statistic meta:object-count="71"/>
  </office:meta>
</office:document-meta>
</file>